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126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26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26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Setiembre 2024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Colectas Misas</text:p>
          </table:table-cell>
          <table:covered-table-cell table:style-name="ce34"/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626048.79" calcext:value-type="float">
            <text:p>$ 626,048.7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239940" calcext:value-type="float">
            <text:p>$ 239,94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273038.25" calcext:value-type="float">
            <text:p>$ 273,038.25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139560" calcext:value-type="float">
            <text:p>$ 139,56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118698" calcext:value-type="float">
            <text:p>$ 118,698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210850" calcext:value-type="float">
            <text:p>$ 210,850.00</text:p>
          </table:table-cell>
          <table:table-cell table:style-name="ce26" office:value-type="string" calcext:value-type="string">
            <text:p>Fletes</text:p>
          </table:table-cell>
          <table:table-cell table:style-name="ce30" office:value-type="float" office:value="75478" calcext:value-type="float">
            <text:p>$ 75,478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271420" calcext:value-type="float">
            <text:p>$ 271,420.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29327" calcext:value-type="float">
            <text:p>$ 29,327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392230" calcext:value-type="float">
            <text:p>$ 392,230.00</text:p>
          </table:table-cell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134512" calcext:value-type="float">
            <text:p>$ 134,512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10000" calcext:value-type="float">
            <text:p>$ 10,000.00</text:p>
          </table:table-cell>
          <table:table-cell table:style-name="ce26" office:value-type="string" calcext:value-type="string">
            <text:p>San Pedro y Fides 2do SAC</text:p>
          </table:table-cell>
          <table:table-cell table:style-name="ce30" office:value-type="float" office:value="297000" calcext:value-type="float">
            <text:p>$ 297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8790" calcext:value-type="float">
            <text:p>$ 8,790.00</text:p>
          </table:table-cell>
          <table:table-cell table:style-name="ce26" office:value-type="string" calcext:value-type="string">
            <text:p>Arreglo calefaccion</text:p>
          </table:table-cell>
          <table:table-cell table:style-name="ce30" office:value-type="float" office:value="30000" calcext:value-type="float">
            <text:p>$ 3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1272790" calcext:value-type="float">
            <text:p>$ 1,272,790.00</text:p>
          </table:table-cell>
          <table:table-cell table:style-name="ce26" office:value-type="string" calcext:value-type="string">
            <text:p>Service VW</text:p>
          </table:table-cell>
          <table:table-cell table:style-name="ce30" office:value-type="float" office:value="271000" calcext:value-type="float">
            <text:p>$ 271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ibreria</text:p>
          </table:table-cell>
          <table:table-cell table:style-name="ce30" office:value-type="float" office:value="11630.77" calcext:value-type="float">
            <text:p>$ 11,630.77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eña</text:p>
          </table:table-cell>
          <table:table-cell table:style-name="ce30" office:value-type="float" office:value="139000" calcext:value-type="float">
            <text:p>$ 139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impieza templos</text:p>
          </table:table-cell>
          <table:table-cell table:style-name="ce30" office:value-type="float" office:value="80000" calcext:value-type="float">
            <text:p>$ 8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60000" calcext:value-type="float">
            <text:p>$ 6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Otras Colectas</text:p>
          </table:table-cell>
          <table:covered-table-cell table:style-name="ce34"/>
          <table:table-cell table:style-name="ce26" office:value-type="string" calcext:value-type="string">
            <text:p>Sueldo Irene</text:p>
          </table:table-cell>
          <table:table-cell table:style-name="ce30" office:value-type="float" office:value="170027" calcext:value-type="float">
            <text:p>$ 170,027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Colecta + x -</text:p>
          </table:table-cell>
          <table:table-cell table:style-name="ce30" office:value-type="float" office:value="2409580" calcext:value-type="float">
            <text:p>$ 2,409,580.00</text:p>
          </table:table-cell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60000" calcext:value-type="float">
            <text:p>$ 6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Donaciones</text:p>
          </table:table-cell>
          <table:covered-table-cell table:style-name="ce34"/>
          <table:table-cell table:style-name="ce26" office:value-type="string" calcext:value-type="string">
            <text:p>Colecta + x -</text:p>
          </table:table-cell>
          <table:table-cell table:style-name="ce30" office:value-type="float" office:value="2409580" calcext:value-type="float">
            <text:p>$ 2,409,58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Donaciones</text:p>
          </table:table-cell>
          <table:table-cell table:style-name="ce30" office:value-type="float" office:value="860000" calcext:value-type="float">
            <text:p>$ 860,000.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30" table:formula="of:=[.C16]*0.1" office:value-type="float" office:value="127279" calcext:value-type="float">
            <text:p>$ 127,279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[.C16]+[.C22]+[.C24]" office:value-type="float" office:value="4542370" calcext:value-type="float">
            <text:p>$ 4,542,37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24])" office:value-type="float" office:value="4912618.81" calcext:value-type="float">
            <text:p>$ 4,912,618.8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Déficit</text:p>
          </table:table-cell>
          <table:table-cell table:style-name="ce12" table:formula="of:=[.C26]-[.E26]" office:value-type="float" office:value="-370248.81" calcext:value-type="float">
            <text:p>-$ 370,248.81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 table:number-columns-repeated="2"/>
          <table:table-cell table:style-name="ce18"/>
          <table:table-cell table:style-name="ce12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41"/>
          <table:table-cell table:style-name="ce12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41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5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 table:number-columns-repeated="2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2"/>
          <table:table-cell table:style-name="ce8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25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time-style style:name="N148">
      <number:minutes number:style="long"/>
      <number:text>:</number:text>
      <number:seconds number:style="long" number:decimal-places="1"/>
    </number:time-style>
    <number:time-style style:name="N147">
      <number:minutes number:style="long"/>
      <number:text>:</number:text>
      <number:seconds number:style="long"/>
    </number:time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-</number:text>
      <number:month number:textual="true"/>
    </number:date-style>
    <number:time-style style:name="N134">
      <number:hours/>
      <number:text>:</number:text>
      <number:minutes number:style="long"/>
    </number:time-style>
    <number:date-style style:name="N122">
      <number:month/>
      <number:text>/</number:text>
      <number:day/>
      <number:text>/</number:text>
      <number:year number:style="long"/>
    </number:date-style>
    <number:currency-style style:name="N15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text>$ 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39">
      <number:hours/>
      <number:text>:</number:text>
      <number:minutes number:style="long"/>
      <number:text> </number:text>
      <number:am-pm/>
    </number:tim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29">
      <number:day/>
      <number:text>-</number:text>
      <number:month number:textual="true"/>
      <number:text>-</number:text>
      <number:year/>
    </number:date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32">
      <number:month number:textual="true"/>
      <number:text>-</number:text>
      <number:year/>
    </number:dat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4-10-07T17:18:54.830167360</dc:date>
    <meta:editing-cycles>74</meta:editing-cycles>
    <meta:editing-duration>PT5H59M</meta:editing-duration>
    <meta:generator>LibreOffice/7.3.7.2$Linux_X86_64 LibreOffice_project/30$Build-2</meta:generator>
    <meta:print-date>2024-07-06T12:26:27.096987748</meta:print-date>
    <meta:document-statistic meta:table-count="1" meta:cell-count="68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